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3.127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27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Procédure</text:p>
          </table:table-cell>
          <table:table-cell table:style-name="ce1" office:value-type="string">
            <text:p>namelist</text:p>
          </table:table-cell>
          <table:table-cell table:style-name="ce1" office:value-type="string">
            <text:p>Nom variab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aleur par défaut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Commentaire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anneeref</text:p>
          </table:table-cell>
          <table:table-cell office:value-type="string">
            <text:p>integer</text:p>
          </table:table-cell>
          <table:table-cell office:value-type="float" office:value="1998">
            <text:p>1998</text:p>
          </table:table-cell>
          <table:table-cell/>
          <table:table-cell office:value-type="string">
            <text:p>Annee de l'etat initial (avec 4 chiffres)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beta</text:p>
          </table:table-cell>
          <table:table-cell office:value-type="string">
            <text:p>real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acteur d'accroissement en haut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lat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lon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coefdi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cycle_diurne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ay_step</text:p>
          </table:table-cell>
          <table:table-cell office:value-type="string">
            <text:p>integer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nombre de pas par jour, multiple de iperiod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ayref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deltaz</text:p>
          </table:table-cell>
          <table:table-cell office:value-type="string">
            <text:p>real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épaisseur de la premire couch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zoom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dzoomy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grossism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grossismy</text:p>
          </table:table-cell>
          <table:table-cell table:number-columns-repeated="253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h</text:p>
          </table:table-cell>
          <table:table-cell office:value-type="string">
            <text:p>real</text:p>
          </table:table-cell>
          <table:table-cell office:value-type="float" office:value="7">
            <text:p>7</text:p>
          </table:table-cell>
          <table:table-cell office:value-type="string">
            <text:p>km</text:p>
          </table:table-cell>
          <table:table-cell office:value-type="string">
            <text:p>scale height, used only if "sigma_sampling" == "param" or "strato"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app_tracv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conser</text:p>
          </table:table-cell>
          <table:table-cell office:value-type="string">
            <text:p>integer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periode de sortie des variables de controle (En pas de temps)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dissip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eriode de la dissipation (en pas)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ecri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string">
            <text:p>jour</text:p>
          </table:table-cell>
          <table:table-cell office:value-type="string">
            <text:p>Contrôle l'écriture du fichier "dyn_hist.nc"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flag_con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lag pour la convection. Les options suivantes existent : 1 pour LMD, 2 pour Tiedtke, 3 pour CCM(NCAR), 3 KE, 4 KE vect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flag_phy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period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iphysiq</text:p>
          </table:table-cell>
          <table:table-cell office:value-type="string">
            <text:p>integ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eriode de la physique en pas de temps de la dynamique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k0</text:p>
          </table:table-cell>
          <table:table-cell office:value-type="string">
            <text:p>rea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ombre de couches dans la transition surfac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k1</text:p>
          </table:table-cell>
          <table:table-cell office:value-type="string">
            <text:p>real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nombre de couches dans la transition haute, used only in the case 'sigma_sampling == "param"'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lstardis</text:p>
          </table:table-cell>
          <table:table-cell table:number-columns-repeated="253"/>
        </table:table-row>
        <table:table-row table:style-name="ro2">
          <table:table-cell office:value-type="string">
            <text:p>read_iniprint</text:p>
          </table:table-cell>
          <table:table-cell office:value-type="string">
            <text:p>iniprint_nml</text:p>
          </table:table-cell>
          <table:table-cell office:value-type="string">
            <text:p>lunout</text:p>
          </table:table-cell>
          <table:table-cell office:value-type="string">
            <text:p>integer</text:p>
          </table:table-cell>
          <table:table-cell table:number-columns-repeated="252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bapp_rad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day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mbre de jours d'integration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new_oliq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gdiv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grot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niterh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guide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limitvrai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orodr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ok_orolf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periodav</text:p>
          </table:table-cell>
          <table:table-cell table:number-columns-repeated="253"/>
        </table:table-row>
        <table:table-row table:style-name="ro2">
          <table:table-cell office:value-type="string">
            <text:p>read_iniprint</text:p>
          </table:table-cell>
          <table:table-cell office:value-type="string">
            <text:p>iniprint_nml</text:p>
          </table:table-cell>
          <table:table-cell office:value-type="string">
            <text:p>prt_leve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purmats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raz_date</text:p>
          </table:table-cell>
          <table:table-cell table:number-columns-repeated="253"/>
        </table:table-row>
        <table:table-row table:style-name="ro2">
          <table:table-cell office:value-type="string">
            <text:p>disvert</text:p>
          </table:table-cell>
          <table:table-cell office:value-type="string">
            <text:p>disvert_nml</text:p>
          </table:table-cell>
          <table:table-cell office:value-type="string">
            <text:p>s_sampling</text:p>
          </table:table-cell>
          <table:table-cell office:value-type="string">
            <text:p>character(len=7)</text:p>
          </table:table-cell>
          <table:table-cell office:value-type="string">
            <text:p>LMD5</text:p>
          </table:table-cell>
          <table:table-cell/>
          <table:table-cell office:value-type="string">
            <text:p>Other allowed values are "param", "strato1" and "strato2". "strato2" is recommended for the stratosphere. </text:p>
          </table:table-cell>
          <table:table-cell table:number-columns-repeated="249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soil_model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taux</text:p>
          </table:table-cell>
          <table:table-cell table:number-columns-repeated="253"/>
        </table:table-row>
        <table:table-row table:style-name="ro2">
          <table:table-cell office:value-type="string">
            <text:p>conf_gcm</text:p>
          </table:table-cell>
          <table:table-cell office:value-type="string">
            <text:p>conf_gcm_nml</text:p>
          </table:table-cell>
          <table:table-cell office:value-type="string">
            <text:p>tauy</text:p>
          </table:table-cell>
          <table:table-cell table:number-columns-repeated="253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gdiv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u,v (gradiv)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grot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u,v (nxgradrot)</text:p>
          </table:table-cell>
          <table:table-cell table:number-columns-repeated="249"/>
        </table:table-row>
        <table:table-row table:style-name="ro2">
          <table:table-cell office:value-type="string">
            <text:p>read_comdissnew</text:p>
          </table:table-cell>
          <table:table-cell office:value-type="string">
            <text:p>comdissnew_nml</text:p>
          </table:table-cell>
          <table:table-cell office:value-type="string">
            <text:p>tetatemp</text:p>
          </table:table-cell>
          <table:table-cell office:value-type="string">
            <text:p>real</text:p>
          </table:table-cell>
          <table:table-cell office:value-type="float" office:value="7200">
            <text:p>7200</text:p>
          </table:table-cell>
          <table:table-cell/>
          <table:table-cell office:value-type="string">
            <text:p>temps de dissipation des plus petites longeur d'ondes pour h (divgrad) </text:p>
          </table:table-cell>
          <table:table-cell table:number-columns-repeated="249"/>
        </table:table-row>
      </table:table>
      <table:database-ranges>
        <table:database-range table:target-range-address="Feuille1.A1:Feuille1.G4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DejaVu Sans" fo:language="fr" fo:country="FR" style:font-name-asian="DejaVu Sans1" style:language-asian="fr" style:country-asian="FR" style:font-name-complex="DejaVu Sans1" style:language-complex="fr" style:country-complex="F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5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7-07-24T11:51:16</meta:creation-date>
    <dc:date>2012-10-10T15:44:33</dc:date>
    <dc:language>fr-FR</dc:language>
    <meta:editing-cycles>26</meta:editing-cycles>
    <meta:editing-duration>PT4H55M50S</meta:editing-duration>
    <dc:creator>GUEZ Lionel</dc:creator>
    <meta:document-statistic meta:table-count="1" meta:cell-count="204" meta:object-count="0"/>
    <meta:user-defined meta:name="Info 1"/>
    <meta:user-defined meta:name="Info 2"/>
    <meta:user-defined meta:name="Info 3"/>
    <meta:user-defined meta:name="Info 4"/>
  </office:meta>
</office:document-meta>
</file>